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813090" style:family="table" style:master-page-name="ta-mp-0x9813090">
      <style:table-properties table:display="true" style:writing-mode="lr-tb"/>
    </style:style>
    <style:style style:name="ta-0x98131e8" style:family="table" style:master-page-name="ta-mp-0x98131e8">
      <style:table-properties table:display="true" style:writing-mode="lr-tb"/>
    </style:style>
    <style:style style:name="ta-0x9813340" style:family="table" style:master-page-name="ta-mp-0x981334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980bf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0c1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99ff" fo:font-family="Sans"/>
    </style:style>
    <style:style style:name="ACE-0x980c3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0c2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323dc" fo:font-family="Sans"/>
    </style:style>
    <style:style style:name="ACE-0x980c0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323dc" fo:font-family="Sans"/>
    </style:style>
    <style:style style:name="ACE-0x980c2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323dc" fo:font-family="Cumberland AMT"/>
    </style:style>
    <style:style style:name="ACE-0x980c4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umberland AMT"/>
    </style:style>
    <style:style style:name="ACE-0x980bf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0bb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0b4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323dc" fo:font-family="Cumberland AMT"/>
    </style:style>
    <style:style style:name="ACE-0x980b3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0b9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323dc" fo:font-family="Sans"/>
    </style:style>
    <style:style style:name="ACE-0x980bc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09.96pt" style:use-optimal-column-width="true"/>
    </style:style>
    <style:style style:name="ACOL-2" style:family="table-column">
      <style:table-column-properties style:column-width="126.60pt" style:use-optimal-column-width="true"/>
    </style:style>
    <style:style style:name="ACOL-3" style:family="table-column">
      <style:table-column-properties style:column-width="169.32pt" style:use-optimal-column-width="true"/>
    </style:style>
    <style:style style:name="ACOL-4" style:family="table-column">
      <style:table-column-properties style:column-width="172.92pt" style:use-optimal-column-width="true"/>
    </style:style>
    <style:style style:name="ACOL-5" style:family="table-column">
      <style:table-column-properties style:column-width="118.09pt" style:use-optimal-column-width="true"/>
    </style:style>
    <style:style style:name="ACOL-6" style:family="table-column">
      <style:table-column-properties style:column-width="331.40pt" style:use-optimal-column-width="true"/>
    </style:style>
    <style:style style:name="ACOL-7" style:family="table-column"/>
    <style:style style:name="ACOL-8" style:family="table-column">
      <style:table-column-properties style:column-width="219.75pt" style:use-optimal-column-width="false"/>
    </style:style>
    <style:style style:name="ACOL-9" style:family="table-column">
      <style:table-column-properties style:column-width="210.75pt" style:use-optimal-column-width="false"/>
    </style:style>
    <style:style style:name="ACOL-10" style:family="table-column">
      <style:table-column-properties style:column-width="327.75pt" style:use-optimal-column-width="true"/>
    </style:style>
    <style:style style:name="ACOL-11" style:family="table-column">
      <style:table-column-properties style:column-width="64.01pt" style:use-optimal-column-width="true"/>
    </style:style>
    <style:style style:name="AROW-1" style:family="table-row">
      <style:table-row-properties style:row-height="13.50pt" style:use-optimal-row-height="true"/>
    </style:style>
    <style:style style:name="AROW-2" style:family="table-row">
      <style:table-row-properties style:row-height="12.64pt" style:use-optimal-row-height="true"/>
    </style:style>
    <style:style style:name="AROW-3" style:family="table-row">
      <style:table-row-properties style:row-height="23.84pt" style:use-optimal-row-height="true"/>
    </style:style>
    <style:style style:name="AROW-4" style:family="table-row"/>
    <style:style style:name="AROW-5" style:family="table-row">
      <style:table-row-properties style:row-height="12.8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981309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 table:number-columns-repeated="2"/>
        <table:table-column table:style-name="ACOL-6"/>
        <table:table-column table:style-name="ACOL-0" table:number-columns-repeated="249"/>
        <table:table-row table:style-name="AROW-1">
          <table:table-cell table:style-name="ACE-0x980c458" office:value-type="string" office:string-value="nmap -sP 192.168.20.*">
            <text:p>nmap -sP 192.168.20.*</text:p>
          </table:table-cell>
          <table:table-cell table:number-columns-repeated="2" table:style-name="Gnumeric-default"/>
          <table:table-cell table:style-name="Gnumeric-default" office:value-type="string" office:string-value="for num in {1..300} do  ip='fdcb:c447:e9d2:3553:1000::'$(printf &quot;%x&quot; $num) echo &quot;${ip}&quot; ping6 -c 1 -t 1 $ip &gt; /dev/null &amp;&amp; echo &quot;${ip} is up&quot;;done">
            <text:p>for num in {1..300} do <text:s/>ip='fdcb:c447:e9d2:3553:1000::'$(printf "%x" $num) echo "${ip}" ping6 -c 1 -t 1 $ip &gt; /dev/null &amp;&amp; echo "${ip} is up";done</text:p>
          </table:table-cell>
          <table:table-cell table:number-columns-repeated="252" table:style-name="Gnumeric-default"/>
        </table:table-row>
        <table:table-row table:style-name="AROW-1">
          <table:table-cell table:style-name="ACE-0x980c458" office:value-type="string" office:string-value="nmap -sP 192.168.98.*">
            <text:p>nmap -sP 192.168.98.*</text:p>
          </table:table-cell>
          <table:table-cell table:number-columns-repeated="2" table:style-name="Gnumeric-default"/>
          <table:table-cell table:style-name="Gnumeric-default" office:value-type="string" office:string-value="nslookup &gt; set type=AAAA &gt;[DNS]">
            <text:p>nslookup &gt; set type=AAAA &gt;[DNS]</text:p>
          </table:table-cell>
          <table:table-cell table:style-name="Gnumeric-default"/>
          <table:table-cell table:style-name="Gnumeric-default" office:value-type="string" office:string-value="cat /proc/net/arp">
            <text:p>cat /proc/net/arp</text:p>
          </table:table-cell>
          <table:table-cell table:style-name="Gnumeric-default" office:value-type="string" office:string-value="nmap -sV -T4 -F 192.168.20.100 liefert">
            <text:p>nmap -sV -T4 -F 192.168.20.100 liefert</text:p>
          </table:table-cell>
          <table:table-cell table:number-columns-repeated="249" table:style-name="Gnumeric-default"/>
        </table:table-row>
        <table:table-row table:style-name="AROW-0">
          <table:table-cell table:style-name="ACE-0x980c458"/>
          <table:table-cell table:number-columns-repeated="255" table:style-name="Gnumeric-default"/>
        </table:table-row>
        <table:table-row table:style-name="AROW-2">
          <table:table-cell table:style-name="ACE-0x980c398" office:value-type="string" office:string-value="DNS Hostnamen">
            <text:p>DNS Hostnamen</text:p>
          </table:table-cell>
          <table:table-cell table:style-name="ACE-0x980c398" office:value-type="string" office:string-value="IPv4">
            <text:p>IPv4</text:p>
          </table:table-cell>
          <table:table-cell table:style-name="ACE-0x980c398" office:value-type="string" office:string-value="PORTS">
            <text:p>PORTS</text:p>
          </table:table-cell>
          <table:table-cell table:style-name="ACE-0x980c398" office:value-type="string" office:string-value="IPv6">
            <text:p>IPv6</text:p>
          </table:table-cell>
          <table:table-cell table:style-name="ACE-0x980c398" office:value-type="string" office:string-value="SERVER USAGE">
            <text:p>SERVER USAGE</text:p>
          </table:table-cell>
          <table:table-cell table:style-name="ACE-0x980c398" office:value-type="string" office:string-value="MAC">
            <text:p>MAC</text:p>
          </table:table-cell>
          <table:table-cell table:style-name="ACE-0x980c398" office:value-type="string" office:string-value="OS">
            <text:p>OS</text:p>
          </table:table-cell>
          <table:table-cell table:number-columns-repeated="249" table:style-name="Gnumeric-default"/>
        </table:table-row>
        <table:table-row table:style-name="AROW-3">
          <table:table-cell table:style-name="ACE-0x980c098"/>
          <table:table-cell table:style-name="ACE-0x980c2d8" office:value-type="string" office:string-value="192.168.20.100">
            <text:p>192.168.20.100</text:p>
          </table:table-cell>
          <table:table-cell table:style-name="ACE-0x980c218" office:value-type="string" office:string-value="22/tcp open ssh 8000/tcp open http-alt 8009/tcp open ajp13">
            <text:p>22/tcp open ssh 8000/tcp open http-alt 8009/tcp open ajp13</text:p>
          </table:table-cell>
          <table:table-cell table:style-name="ACE-0x980c158"/>
          <table:table-cell table:style-name="ACE-0x980c098" office:value-type="string" office:string-value="Apache tomcat server">
            <text:p>Apache tomcat server</text:p>
          </table:table-cell>
          <table:table-cell table:style-name="Gnumeric-default" office:value-type="string" office:string-value="00:1b:d7:12:bc:51">
            <text:p>00:1b:d7:12:bc:51</text:p>
          </table:table-cell>
          <table:table-cell table:style-name="Gnumeric-default" office:value-type="string" office:string-value="22/tcp open ssh OpenSSH 5.5p1 Debian 6+squeeze3 (protocol 2.0)">
            <text:p>22/tcp open ssh OpenSSH 5.5p1 Debian 6+squeeze3 (protocol 2.0)</text:p>
          </table:table-cell>
          <table:table-cell table:number-columns-repeated="249" table:style-name="Gnumeric-default"/>
        </table:table-row>
        <table:table-row table:style-name="AROW-3">
          <table:table-cell table:style-name="Gnumeric-default"/>
          <table:table-cell table:style-name="Gnumeric-default" office:value-type="string" office:string-value="192.168.20.254">
            <text:p>192.168.20.254</text:p>
          </table:table-cell>
          <table:table-cell table:style-name="ACE-0x980bfd8" office:value-type="string" office:string-value="22/tcp open ssh 873/tcp open rsync">
            <text:p>22/tcp open ssh 873/tcp open rsync</text:p>
          </table:table-cell>
          <table:table-cell table:style-name="Gnumeric-default"/>
          <table:table-cell table:style-name="Gnumeric-default" office:value-type="string" office:string-value="Router">
            <text:p>Router</text:p>
          </table:table-cell>
          <table:table-cell table:style-name="Gnumeric-default" office:value-type="string" office:string-value="00:e2:aa:21:c5:d1">
            <text:p>00:e2:aa:21:c5:d1</text:p>
          </table:table-cell>
          <table:table-cell table:style-name="Gnumeric-default" office:value-type="string" office:string-value="22/tcp open ssh OpenSSH 5.5p1 Debian 6+squeeze1">
            <text:p>22/tcp open ssh OpenSSH 5.5p1 Debian 6+squeeze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 office:string-value="omega.local.vienna.essecorp.invalid">
            <text:p>omega.local.vienna.essecorp.invalid</text:p>
          </table:table-cell>
          <table:table-cell table:style-name="Gnumeric-default" office:value-type="string" office:string-value="192.168.98.1">
            <text:p>192.168.98.1</text:p>
          </table:table-cell>
          <table:table-cell table:style-name="Gnumeric-default" office:value-type="string" office:string-value="ALL CLOSED">
            <text:p>ALL CLOSED</text:p>
          </table:table-cell>
          <table:table-cell table:style-name="Gnumeric-default" office:value-type="string" office:string-value="fdcb:c447:e9d2:3553:1001::1">
            <text:p>fdcb:c447:e9d2:3553:1001::1</text:p>
          </table:table-cell>
          <table:table-cell table:style-name="Gnumeric-default" office:value-type="string" office:string-value="unknown">
            <text:p>unknown</text:p>
          </table:table-cell>
          <table:table-cell table:style-name="Gnumeric-default" office:value-type="string" office:string-value="00:1b:d2:0d:84:98">
            <text:p>00:1b:d2:0d:84:98</text:p>
          </table:table-cell>
          <table:table-cell table:style-name="Gnumeric-default" office:value-type="string" office:string-value="TTL 64 – Linux">
            <text:p>TTL 64 – Linux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 office:string-value="alpha.local.vienna.essecorp.invalid">
            <text:p>alpha.local.vienna.essecorp.invalid</text:p>
          </table:table-cell>
          <table:table-cell table:style-name="Gnumeric-default" office:value-type="string" office:string-value="192.168.98.10">
            <text:p>192.168.98.10</text:p>
          </table:table-cell>
          <table:table-cell table:style-name="Gnumeric-default" office:value-type="string" office:string-value="53/tcp open domain dnsmasq 2.55">
            <text:p>53/tcp open domain dnsmasq 2.55</text:p>
          </table:table-cell>
          <table:table-cell table:style-name="Gnumeric-default" office:value-type="string" office:string-value="fdcb:c447:e9d2:3553:1001::5">
            <text:p>fdcb:c447:e9d2:3553:1001::5</text:p>
          </table:table-cell>
          <table:table-cell table:style-name="Gnumeric-default" office:value-type="string" office:string-value="dns forwarder">
            <text:p>dns forwarder</text:p>
          </table:table-cell>
          <table:table-cell table:style-name="Gnumeric-default" office:value-type="string" office:string-value="00:1b:d2:d1:1f:85">
            <text:p>00:1b:d2:d1:1f:85</text:p>
          </table:table-cell>
          <table:table-cell table:style-name="Gnumeric-default" office:value-type="string" office:string-value="TTL 64 – Linux">
            <text:p>TTL 64 – Linux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 office:string-value="beta.local.vienna.essecorp.invalid">
            <text:p>beta.local.vienna.essecorp.invalid</text:p>
          </table:table-cell>
          <table:table-cell table:style-name="Gnumeric-default" office:value-type="string" office:string-value="192.168.98.28">
            <text:p>192.168.98.28</text:p>
          </table:table-cell>
          <table:table-cell table:style-name="Gnumeric-default" office:value-type="string" office:string-value="25/tcp open smtp">
            <text:p>25/tcp open smtp</text:p>
          </table:table-cell>
          <table:table-cell table:style-name="Gnumeric-default" office:value-type="string" office:string-value="fdcb:c447:e9d2:3553:1001::9">
            <text:p>fdcb:c447:e9d2:3553:1001::9</text:p>
          </table:table-cell>
          <table:table-cell table:style-name="Gnumeric-default" office:value-type="string" office:string-value="e-mail server">
            <text:p>e-mail server</text:p>
          </table:table-cell>
          <table:table-cell table:style-name="Gnumeric-default" office:value-type="string" office:string-value="00:1b:d2:f0:60:59">
            <text:p>00:1b:d2:f0:60:59</text:p>
          </table:table-cell>
          <table:table-cell table:style-name="Gnumeric-default" office:value-type="string" office:string-value="TTL 64 – Linux">
            <text:p>TTL 64 – Linux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 office:string-value="gamma.local.vienna.essecorp.invalid">
            <text:p>gamma.local.vienna.essecorp.invalid</text:p>
          </table:table-cell>
          <table:table-cell table:style-name="Gnumeric-default" office:value-type="string" office:string-value="192.168.98.54">
            <text:p>192.168.98.54</text:p>
          </table:table-cell>
          <table:table-cell table:style-name="Gnumeric-default" office:value-type="string" office:string-value="1080/tcp open socks">
            <text:p>1080/tcp open socks</text:p>
          </table:table-cell>
          <table:table-cell table:style-name="Gnumeric-default" office:value-type="string" office:string-value="fdcb:c447:e9d2:3553:1001::21">
            <text:p>fdcb:c447:e9d2:3553:1001::21</text:p>
          </table:table-cell>
          <table:table-cell table:style-name="Gnumeric-default" office:value-type="string" office:string-value="proxy">
            <text:p>proxy</text:p>
          </table:table-cell>
          <table:table-cell table:style-name="Gnumeric-default" office:value-type="string" office:string-value="00:1b:d2:83:b8:41">
            <text:p>00:1b:d2:83:b8:41</text:p>
          </table:table-cell>
          <table:table-cell table:style-name="Gnumeric-default" office:value-type="string" office:string-value="TTL 64 – Linux">
            <text:p>TTL 64 – Linux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 office:string-value="delta.local.vienna.essecorp.invalid">
            <text:p>delta.local.vienna.essecorp.invalid</text:p>
          </table:table-cell>
          <table:table-cell table:style-name="Gnumeric-default" office:value-type="string" office:string-value="192.168.98.99">
            <text:p>192.168.98.99</text:p>
          </table:table-cell>
          <table:table-cell table:style-name="Gnumeric-default" office:value-type="string" office:string-value="631/tcp open ipp">
            <text:p>631/tcp open ipp</text:p>
          </table:table-cell>
          <table:table-cell table:style-name="Gnumeric-default" office:value-type="string" office:string-value="fdcb:c447:e9d2:3553:1001::43">
            <text:p>fdcb:c447:e9d2:3553:1001::43</text:p>
          </table:table-cell>
          <table:table-cell table:style-name="Gnumeric-default" office:value-type="string" office:string-value="druckserver">
            <text:p>druckserver</text:p>
          </table:table-cell>
          <table:table-cell table:style-name="Gnumeric-default" office:value-type="string" office:string-value="00:1b:d2:a7:8f:d2">
            <text:p>00:1b:d2:a7:8f:d2</text:p>
          </table:table-cell>
          <table:table-cell table:style-name="Gnumeric-default" office:value-type="string" office:string-value="TTL 64 – Linux">
            <text:p>TTL 64 – Linux</text:p>
          </table:table-cell>
          <table:table-cell table:number-columns-repeated="249" table:style-name="Gnumeric-default"/>
        </table:table-row>
        <table:table-row table:style-name="AROW-3">
          <table:table-cell table:style-name="ACE-0x980c098" office:value-type="string" office:string-value="tomcat.local.vienna.essecorp.invalid">
            <text:p>tomcat.local.vienna.essecorp.invalid</text:p>
          </table:table-cell>
          <table:table-cell table:style-name="ACE-0x980c098" office:value-type="string" office:string-value="192.168.98.124">
            <text:p>192.168.98.124</text:p>
          </table:table-cell>
          <table:table-cell table:style-name="ACE-0x980c218" office:value-type="string" office:string-value="22/tcp open ssh 8000/tcp open http-alt 8009/tcp open ajp13 ">
            <text:p>22/tcp open ssh 8000/tcp open http-alt 8009/tcp open ajp13 </text:p>
          </table:table-cell>
          <table:table-cell table:style-name="ACE-0x980c098" office:value-type="string" office:string-value="fdcb:c447:e9d2:3553:1001::ab">
            <text:p>fdcb:c447:e9d2:3553:1001::ab</text:p>
          </table:table-cell>
          <table:table-cell table:style-name="ACE-0x980c098" office:value-type="string" office:string-value="Apache tomcat server">
            <text:p>Apache tomcat server</text:p>
          </table:table-cell>
          <table:table-cell table:style-name="Gnumeric-default" office:value-type="string" office:string-value="00:1b:d7:12:bc:52">
            <text:p>00:1b:d7:12:bc:52</text:p>
          </table:table-cell>
          <table:table-cell table:style-name="Gnumeric-default" office:value-type="string" office:string-value="22/tcp open ssh OpenSSH 5.5p1 Debian 6+squeeze3 (protocol 2.0)">
            <text:p>22/tcp open ssh OpenSSH 5.5p1 Debian 6+squeeze3 (protocol 2.0)</text:p>
          </table:table-cell>
          <table:table-cell table:number-columns-repeated="249" table:style-name="Gnumeric-default"/>
        </table:table-row>
        <table:table-row table:style-name="AROW-3">
          <table:table-cell table:style-name="Gnumeric-default" office:value-type="string" office:string-value="epsilon.local.vienna.essecorp.invalid">
            <text:p>epsilon.local.vienna.essecorp.invalid</text:p>
          </table:table-cell>
          <table:table-cell table:style-name="Gnumeric-default" office:value-type="string" office:string-value="192.168.98.201">
            <text:p>192.168.98.201</text:p>
          </table:table-cell>
          <table:table-cell table:style-name="ACE-0x980bfd8" office:value-type="string" office:string-value="139/tcp open netbios-ssn 445/tcp open microsoft-ds">
            <text:p>139/tcp open netbios-ssn 445/tcp open microsoft-ds</text:p>
          </table:table-cell>
          <table:table-cell table:style-name="Gnumeric-default" office:value-type="string" office:string-value="fdcb:c447:e9d2:3553:1001::79">
            <text:p>fdcb:c447:e9d2:3553:1001::79</text:p>
          </table:table-cell>
          <table:table-cell table:style-name="Gnumeric-default" office:value-type="string" office:string-value="samba server – ordnerfreigabe im netz">
            <text:p>samba server – ordnerfreigabe im netz</text:p>
          </table:table-cell>
          <table:table-cell table:style-name="Gnumeric-default" office:value-type="string" office:string-value="00:1b:d2:38:ae:b9">
            <text:p>00:1b:d2:38:ae:b9</text:p>
          </table:table-cell>
          <table:table-cell table:style-name="Gnumeric-default" office:value-type="string" office:string-value="Windows ">
            <text:p>Windows 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 office:string-value="zeta.local.vienna.essecorp.invalid">
            <text:p>zeta.local.vienna.essecorp.invalid</text:p>
          </table:table-cell>
          <table:table-cell table:style-name="Gnumeric-default" office:value-type="string" office:string-value="192.168.98.202">
            <text:p>192.168.98.202</text:p>
          </table:table-cell>
          <table:table-cell table:style-name="Gnumeric-default" office:value-type="string" office:string-value="ALL CLOSED">
            <text:p>ALL CLOSED</text:p>
          </table:table-cell>
          <table:table-cell table:style-name="Gnumeric-default" office:value-type="string" office:string-value="fdcb:c447:e9d2:3553:1001::88">
            <text:p>fdcb:c447:e9d2:3553:1001::88</text:p>
          </table:table-cell>
          <table:table-cell table:style-name="Gnumeric-default" office:value-type="string" office:string-value="unknown">
            <text:p>unknown</text:p>
          </table:table-cell>
          <table:table-cell table:style-name="Gnumeric-default" office:value-type="string" office:string-value="00:1b:d2:85:9c:c4">
            <text:p>00:1b:d2:85:9c:c4</text:p>
          </table:table-cell>
          <table:table-cell table:style-name="Gnumeric-default" office:value-type="string" office:string-value="TTL 63 – Linux">
            <text:p>TTL 63 – Linux</text:p>
          </table:table-cell>
          <table:table-cell table:number-columns-repeated="249" table:style-name="Gnumeric-default"/>
        </table:table-row>
        <table:table-row table:style-name="AROW-2">
          <table:table-cell table:style-name="Gnumeric-default" office:value-type="string" office:string-value="gemini.dmz.vienna.essecorp.invalid">
            <text:p>gemini.dmz.vienna.essecorp.invalid</text:p>
          </table:table-cell>
          <table:table-cell table:style-name="Gnumeric-default" office:value-type="string" office:string-value="172.16.2.12">
            <text:p>172.16.2.12</text:p>
          </table:table-cell>
          <table:table-cell table:style-name="Gnumeric-default" office:value-type="string" office:string-value="80/tcp open http">
            <text:p>80/tcp open http</text:p>
          </table:table-cell>
          <table:table-cell table:style-name="Gnumeric-default" office:value-type="string" office:string-value="No answer">
            <text:p>No answer</text:p>
          </table:table-cell>
          <table:table-cell table:style-name="Gnumeric-default" office:value-type="string" office:string-value="web server">
            <text:p>web server</text:p>
          </table:table-cell>
          <table:table-cell table:style-name="Gnumeric-default"/>
          <table:table-cell table:style-name="Gnumeric-default" office:value-type="string" office:string-value="TTL 63 – Linux">
            <text:p>TTL 63 – Linux</text:p>
          </table:table-cell>
          <table:table-cell table:number-columns-repeated="249" table:style-name="Gnumeric-default"/>
        </table:table-row>
        <table:table-row table:style-name="AROW-2">
          <table:table-cell table:style-name="Gnumeric-default" office:value-type="string" office:string-value="phoenix.dmz.vienna.essecorp.invalid">
            <text:p>phoenix.dmz.vienna.essecorp.invalid</text:p>
          </table:table-cell>
          <table:table-cell table:style-name="Gnumeric-default" office:value-type="string" office:string-value="172.16.2.15">
            <text:p>172.16.2.15</text:p>
          </table:table-cell>
          <table:table-cell table:style-name="Gnumeric-default" office:value-type="string" office:string-value="21/tcp open ftp">
            <text:p>21/tcp open ftp</text:p>
          </table:table-cell>
          <table:table-cell table:style-name="Gnumeric-default"/>
          <table:table-cell table:style-name="Gnumeric-default" office:value-type="string" office:string-value="ftp server">
            <text:p>ftp server</text:p>
          </table:table-cell>
          <table:table-cell table:style-name="Gnumeric-default"/>
          <table:table-cell table:style-name="Gnumeric-default" office:value-type="string" office:string-value="TTL 63 – Linux">
            <text:p>TTL 63 – Linux</text:p>
          </table:table-cell>
          <table:table-cell table:number-columns-repeated="249" table:style-name="Gnumeric-default"/>
        </table:table-row>
        <table:table-row table:style-name="AROW-2">
          <table:table-cell table:style-name="Gnumeric-default" office:value-type="string" office:string-value="taurus.dmz.vienna.essecorp.invalid">
            <text:p>taurus.dmz.vienna.essecorp.invalid</text:p>
          </table:table-cell>
          <table:table-cell table:style-name="Gnumeric-default" office:value-type="string" office:string-value="172.16.2.25">
            <text:p>172.16.2.25</text:p>
          </table:table-cell>
          <table:table-cell table:style-name="Gnumeric-default" office:value-type="string" office:string-value="25/tcp open smtp">
            <text:p>25/tcp open smtp</text:p>
          </table:table-cell>
          <table:table-cell table:style-name="Gnumeric-default"/>
          <table:table-cell table:style-name="Gnumeric-default" office:value-type="string" office:string-value="e-mail server">
            <text:p>e-mail server</text:p>
          </table:table-cell>
          <table:table-cell table:style-name="Gnumeric-default"/>
          <table:table-cell table:style-name="Gnumeric-default" office:value-type="string" office:string-value="TTL 63 – Linux">
            <text:p>TTL 63 – Linux</text:p>
          </table:table-cell>
          <table:table-cell table:number-columns-repeated="249" table:style-name="Gnumeric-default"/>
        </table:table-row>
        <table:table-row table:style-name="AROW-2">
          <table:table-cell table:style-name="Gnumeric-default" office:value-type="string" office:string-value="lyra.dmz.vienna.essecorp.invalid">
            <text:p>lyra.dmz.vienna.essecorp.invalid</text:p>
          </table:table-cell>
          <table:table-cell table:style-name="Gnumeric-default" office:value-type="string" office:string-value="172.16.2.253">
            <text:p>172.16.2.253</text:p>
          </table:table-cell>
          <table:table-cell table:style-name="Gnumeric-default" office:value-type="string" office:string-value="ALL CLOSED">
            <text:p>ALL CLOSED</text:p>
          </table:table-cell>
          <table:table-cell table:style-name="Gnumeric-default" office:value-type="string" office:string-value="fdcb:c447:e9d2:3553:1002::fd">
            <text:p>fdcb:c447:e9d2:3553:1002::fd</text:p>
          </table:table-cell>
          <table:table-cell table:style-name="Gnumeric-default" office:value-type="string" office:string-value="unknown">
            <text:p>unknown</text:p>
          </table:table-cell>
          <table:table-cell table:style-name="Gnumeric-default"/>
          <table:table-cell table:style-name="Gnumeric-default" office:value-type="string" office:string-value="TTL 64 – Linux">
            <text:p>TTL 64 – Linux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237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104447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98131e8" table:print="true">
        <office:forms form:automatic-focus="false" form:apply-design-mode="false">
          <form:form/>
        </office:forms>
        <table:table-column table:default-cell-style-name="ACE-0x980bb58" table:style-name="ACOL-8"/>
        <table:table-column table:default-cell-style-name="ACE-0x980bb58" table:style-name="ACOL-9"/>
        <table:table-column table:default-cell-style-name="ACE-0x980bb58" table:style-name="ACOL-10"/>
        <table:table-column table:default-cell-style-name="ACE-0x980bb58" table:style-name="ACOL-0" table:number-columns-repeated="253"/>
        <table:table-row table:style-name="AROW-1">
          <table:table-cell table:style-name="ACE-0x980b318" office:value-type="string" office:string-value="IPv4">
            <text:p>IPv4</text:p>
          </table:table-cell>
          <table:table-cell table:style-name="ACE-0x980b318" office:value-type="string" office:string-value="SERVER USAGE">
            <text:p>SERVER USAGE</text:p>
          </table:table-cell>
          <table:table-cell table:style-name="ACE-0x980b318" office:value-type="string" office:string-value="OS">
            <text:p>OS</text:p>
          </table:table-cell>
          <table:table-cell table:number-columns-repeated="253" table:style-name="ACE-0x980bb58"/>
        </table:table-row>
        <table:table-row table:style-name="AROW-1">
          <table:table-cell table:style-name="ACE-0x980b498" office:value-type="string" office:string-value="192.168.20.100">
            <text:p>192.168.20.100</text:p>
          </table:table-cell>
          <table:table-cell table:style-name="ACE-0x980b918" office:value-type="string" office:string-value="Apache tomcat server">
            <text:p>Apache tomcat server</text:p>
          </table:table-cell>
          <table:table-cell table:style-name="ACE-0x980bb58" office:value-type="string" office:string-value="22/tcp open ssh OpenSSH 5.5p1 Debian 6+squeeze3 (protocol 2.0)">
            <text:p>22/tcp open ssh OpenSSH 5.5p1 Debian 6+squeeze3 (protocol 2.0)</text:p>
          </table:table-cell>
          <table:table-cell table:number-columns-repeated="253" table:style-name="ACE-0x980bb58"/>
        </table:table-row>
        <table:table-row table:style-name="AROW-1">
          <table:table-cell table:style-name="ACE-0x980bb58" office:value-type="string" office:string-value="192.168.20.254">
            <text:p>192.168.20.254</text:p>
          </table:table-cell>
          <table:table-cell table:style-name="ACE-0x980bb58" office:value-type="string" office:string-value="Router">
            <text:p>Router</text:p>
          </table:table-cell>
          <table:table-cell table:style-name="ACE-0x980bb58" office:value-type="string" office:string-value="22/tcp open ssh OpenSSH 5.5p1 Debian 6+squeeze1">
            <text:p>22/tcp open ssh OpenSSH 5.5p1 Debian 6+squeeze1</text:p>
          </table:table-cell>
          <table:table-cell table:number-columns-repeated="253" table:style-name="ACE-0x980bb58"/>
        </table:table-row>
        <table:table-row table:style-name="AROW-1">
          <table:table-cell table:style-name="ACE-0x980bb58" office:value-type="string" office:string-value="192.168.98.1">
            <text:p>192.168.98.1</text:p>
          </table:table-cell>
          <table:table-cell table:style-name="ACE-0x980bb58" office:value-type="string" office:string-value="unknown">
            <text:p>unknown</text:p>
          </table:table-cell>
          <table:table-cell table:style-name="ACE-0x980bb58" office:value-type="string" office:string-value="TTL 64 – Linux">
            <text:p>TTL 64 – Linux</text:p>
          </table:table-cell>
          <table:table-cell table:number-columns-repeated="253" table:style-name="ACE-0x980bb58"/>
        </table:table-row>
        <table:table-row table:style-name="AROW-1">
          <table:table-cell table:style-name="ACE-0x980bb58" office:value-type="string" office:string-value="192.168.98.10">
            <text:p>192.168.98.10</text:p>
          </table:table-cell>
          <table:table-cell table:style-name="ACE-0x980bb58" office:value-type="string" office:string-value="dns forwarder">
            <text:p>dns forwarder</text:p>
          </table:table-cell>
          <table:table-cell table:style-name="ACE-0x980bb58" office:value-type="string" office:string-value="TTL 64 – Linux">
            <text:p>TTL 64 – Linux</text:p>
          </table:table-cell>
          <table:table-cell table:number-columns-repeated="253" table:style-name="ACE-0x980bb58"/>
        </table:table-row>
        <table:table-row table:style-name="AROW-1">
          <table:table-cell table:style-name="ACE-0x980bb58" office:value-type="string" office:string-value="192.168.98.28">
            <text:p>192.168.98.28</text:p>
          </table:table-cell>
          <table:table-cell table:style-name="ACE-0x980bb58" office:value-type="string" office:string-value="e-mail server">
            <text:p>e-mail server</text:p>
          </table:table-cell>
          <table:table-cell table:style-name="ACE-0x980bb58" office:value-type="string" office:string-value="TTL 64 – Linux">
            <text:p>TTL 64 – Linux</text:p>
          </table:table-cell>
          <table:table-cell table:number-columns-repeated="253" table:style-name="ACE-0x980bb58"/>
        </table:table-row>
        <table:table-row table:style-name="AROW-1">
          <table:table-cell table:style-name="ACE-0x980bb58" office:value-type="string" office:string-value="192.168.98.54">
            <text:p>192.168.98.54</text:p>
          </table:table-cell>
          <table:table-cell table:style-name="ACE-0x980bb58" office:value-type="string" office:string-value="proxy">
            <text:p>proxy</text:p>
          </table:table-cell>
          <table:table-cell table:style-name="ACE-0x980bb58" office:value-type="string" office:string-value="TTL 64 – Linux">
            <text:p>TTL 64 – Linux</text:p>
          </table:table-cell>
          <table:table-cell table:number-columns-repeated="253" table:style-name="ACE-0x980bb58"/>
        </table:table-row>
        <table:table-row table:style-name="AROW-1">
          <table:table-cell table:style-name="ACE-0x980bb58" office:value-type="string" office:string-value="192.168.98.99">
            <text:p>192.168.98.99</text:p>
          </table:table-cell>
          <table:table-cell table:style-name="ACE-0x980bb58" office:value-type="string" office:string-value="druckserver">
            <text:p>druckserver</text:p>
          </table:table-cell>
          <table:table-cell table:style-name="ACE-0x980bb58" office:value-type="string" office:string-value="TTL 64 – Linux">
            <text:p>TTL 64 – Linux</text:p>
          </table:table-cell>
          <table:table-cell table:number-columns-repeated="253" table:style-name="ACE-0x980bb58"/>
        </table:table-row>
        <table:table-row table:style-name="AROW-1">
          <table:table-cell table:style-name="ACE-0x980b918" office:value-type="string" office:string-value="192.168.98.124">
            <text:p>192.168.98.124</text:p>
          </table:table-cell>
          <table:table-cell table:style-name="ACE-0x980b918" office:value-type="string" office:string-value="Apache tomcat server">
            <text:p>Apache tomcat server</text:p>
          </table:table-cell>
          <table:table-cell table:style-name="ACE-0x980bb58" office:value-type="string" office:string-value="22/tcp open ssh OpenSSH 5.5p1 Debian 6+squeeze3 (protocol 2.0)">
            <text:p>22/tcp open ssh OpenSSH 5.5p1 Debian 6+squeeze3 (protocol 2.0)</text:p>
          </table:table-cell>
          <table:table-cell table:number-columns-repeated="253" table:style-name="ACE-0x980bb58"/>
        </table:table-row>
        <table:table-row table:style-name="AROW-1">
          <table:table-cell table:style-name="ACE-0x980bb58" office:value-type="string" office:string-value="192.168.98.201">
            <text:p>192.168.98.201</text:p>
          </table:table-cell>
          <table:table-cell table:style-name="ACE-0x980bb58" office:value-type="string" office:string-value="samba server – ordnerfreigabe im netz">
            <text:p>samba server – ordnerfreigabe im netz</text:p>
          </table:table-cell>
          <table:table-cell table:style-name="ACE-0x980bb58" office:value-type="string" office:string-value="Windows ">
            <text:p>Windows </text:p>
          </table:table-cell>
          <table:table-cell table:number-columns-repeated="253" table:style-name="ACE-0x980bb58"/>
        </table:table-row>
        <table:table-row table:style-name="AROW-1">
          <table:table-cell table:style-name="ACE-0x980bb58" office:value-type="string" office:string-value="192.168.98.202">
            <text:p>192.168.98.202</text:p>
          </table:table-cell>
          <table:table-cell table:style-name="ACE-0x980bb58" office:value-type="string" office:string-value="unknown">
            <text:p>unknown</text:p>
          </table:table-cell>
          <table:table-cell table:style-name="ACE-0x980bb58" office:value-type="string" office:string-value="TTL 63 – Linux">
            <text:p>TTL 63 – Linux</text:p>
          </table:table-cell>
          <table:table-cell table:number-columns-repeated="253" table:style-name="ACE-0x980bb58"/>
        </table:table-row>
        <table:table-row table:style-name="AROW-1">
          <table:table-cell table:style-name="ACE-0x980bb58" office:value-type="string" office:string-value="172.16.2.12">
            <text:p>172.16.2.12</text:p>
          </table:table-cell>
          <table:table-cell table:style-name="ACE-0x980bb58" office:value-type="string" office:string-value="web server">
            <text:p>web server</text:p>
          </table:table-cell>
          <table:table-cell table:style-name="ACE-0x980bb58" office:value-type="string" office:string-value="TTL 63 – Linux">
            <text:p>TTL 63 – Linux</text:p>
          </table:table-cell>
          <table:table-cell table:number-columns-repeated="253" table:style-name="ACE-0x980bb58"/>
        </table:table-row>
        <table:table-row table:style-name="AROW-1">
          <table:table-cell table:style-name="ACE-0x980bb58" office:value-type="string" office:string-value="172.16.2.15">
            <text:p>172.16.2.15</text:p>
          </table:table-cell>
          <table:table-cell table:style-name="ACE-0x980bb58" office:value-type="string" office:string-value="ftp server">
            <text:p>ftp server</text:p>
          </table:table-cell>
          <table:table-cell table:style-name="ACE-0x980bb58" office:value-type="string" office:string-value="TTL 63 – Linux">
            <text:p>TTL 63 – Linux</text:p>
          </table:table-cell>
          <table:table-cell table:number-columns-repeated="253" table:style-name="ACE-0x980bb58"/>
        </table:table-row>
        <table:table-row table:style-name="AROW-1">
          <table:table-cell table:style-name="ACE-0x980bb58" office:value-type="string" office:string-value="172.16.2.25">
            <text:p>172.16.2.25</text:p>
          </table:table-cell>
          <table:table-cell table:style-name="ACE-0x980bb58" office:value-type="string" office:string-value="e-mail server">
            <text:p>e-mail server</text:p>
          </table:table-cell>
          <table:table-cell table:style-name="ACE-0x980bb58" office:value-type="string" office:string-value="TTL 63 – Linux">
            <text:p>TTL 63 – Linux</text:p>
          </table:table-cell>
          <table:table-cell table:number-columns-repeated="253" table:style-name="ACE-0x980bb58"/>
        </table:table-row>
        <table:table-row table:style-name="AROW-1">
          <table:table-cell table:style-name="ACE-0x980bb58" office:value-type="string" office:string-value="172.16.2.253">
            <text:p>172.16.2.253</text:p>
          </table:table-cell>
          <table:table-cell table:style-name="ACE-0x980bb58" office:value-type="string" office:string-value="unknown">
            <text:p>unknown</text:p>
          </table:table-cell>
          <table:table-cell table:style-name="ACE-0x980bb58" office:value-type="string" office:string-value="TTL 64 – Linux">
            <text:p>TTL 64 – Linux</text:p>
          </table:table-cell>
          <table:table-cell table:number-columns-repeated="253" table:style-name="ACE-0x980bb58"/>
        </table:table-row>
        <table:table-row table:style-name="AROW-0">
          <table:table-cell table:number-columns-repeated="8" table:style-name="ACE-0x980bb58"/>
          <table:table-cell table:number-columns-repeated="56" table:style-name="ACE-0x980bb58"/>
          <table:table-cell table:number-columns-repeated="192" table:style-name="ACE-0x980bb58"/>
        </table:table-row>
        <table:table-row table:style-name="AROW-0" table:number-rows-repeated="17">
          <table:table-cell table:number-columns-repeated="8" table:style-name="ACE-0x980bb58"/>
          <table:table-cell table:number-columns-repeated="56" table:style-name="ACE-0x980bb58"/>
          <table:table-cell table:number-columns-repeated="192" table:style-name="ACE-0x980bb58"/>
        </table:table-row>
        <table:table-row table:style-name="AROW-0">
          <table:table-cell table:number-columns-repeated="8" table:style-name="ACE-0x980bb58"/>
          <table:table-cell table:number-columns-repeated="56" table:style-name="ACE-0x980bb58"/>
          <table:table-cell table:number-columns-repeated="192" table:style-name="ACE-0x980bb58"/>
        </table:table-row>
        <table:table-row table:style-name="AROW-0" table:number-rows-repeated="6">
          <table:table-cell table:number-columns-repeated="8" table:style-name="ACE-0x980bb58"/>
          <table:table-cell table:number-columns-repeated="56" table:style-name="ACE-0x980bb58"/>
          <table:table-cell table:number-columns-repeated="192" table:style-name="ACE-0x980bb58"/>
        </table:table-row>
        <table:table-row table:style-name="AROW-0">
          <table:table-cell table:number-columns-repeated="8" table:style-name="ACE-0x980bb58"/>
          <table:table-cell table:number-columns-repeated="56" table:style-name="ACE-0x980bb58"/>
          <table:table-cell table:number-columns-repeated="192" table:style-name="ACE-0x980bb58"/>
        </table:table-row>
        <table:table-row table:style-name="AROW-0" table:number-rows-repeated="7">
          <table:table-cell table:number-columns-repeated="8" table:style-name="ACE-0x980bb58"/>
          <table:table-cell table:number-columns-repeated="56" table:style-name="ACE-0x980bb58"/>
          <table:table-cell table:number-columns-repeated="192" table:style-name="ACE-0x980bb58"/>
        </table:table-row>
        <table:table-row table:style-name="AROW-0">
          <table:table-cell table:number-columns-repeated="8" table:style-name="ACE-0x980bb58"/>
          <table:table-cell table:number-columns-repeated="56" table:style-name="ACE-0x980bb58"/>
          <table:table-cell table:number-columns-repeated="192" table:style-name="ACE-0x980bb58"/>
        </table:table-row>
        <table:table-row table:style-name="AROW-0" table:number-rows-repeated="207">
          <table:table-cell table:number-columns-repeated="8" table:style-name="ACE-0x980bb58"/>
          <table:table-cell table:number-columns-repeated="56" table:style-name="ACE-0x980bb58"/>
          <table:table-cell table:number-columns-repeated="192" table:style-name="ACE-0x980bb58"/>
        </table:table-row>
        <table:table-row table:style-name="AROW-0">
          <table:table-cell table:number-columns-repeated="64" table:style-name="ACE-0x980bb58"/>
          <table:table-cell table:number-columns-repeated="192" table:style-name="ACE-0x980bb58"/>
        </table:table-row>
        <table:table-row table:style-name="AROW-0" table:number-rows-repeated="3839">
          <table:table-cell table:number-columns-repeated="64" table:style-name="ACE-0x980bb58"/>
          <table:table-cell table:number-columns-repeated="192" table:style-name="ACE-0x980bb58"/>
        </table:table-row>
        <table:table-row table:style-name="AROW-0">
          <table:table-cell table:number-columns-repeated="256" table:style-name="ACE-0x980bb58"/>
        </table:table-row>
        <table:table-row table:style-name="AROW-0" table:number-rows-repeated="61439">
          <table:table-cell table:number-columns-repeated="256" table:style-name="ACE-0x980bb5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9813340" table:print="true">
        <office:forms form:automatic-focus="false" form:apply-design-mode="false">
          <form:form/>
        </office:forms>
        <table:table-column table:default-cell-style-name="ACE-0x980bcd8" table:style-name="ACOL-11"/>
        <table:table-column table:default-cell-style-name="ACE-0x980bcd8" table:style-name="ACOL-0" table:number-columns-repeated="255"/>
        <table:table-row table:style-name="AROW-5">
          <table:table-cell table:number-columns-repeated="256" table:style-name="ACE-0x980bcd8"/>
        </table:table-row>
        <table:table-row table:style-name="AROW-0">
          <table:table-cell table:number-columns-repeated="256" table:style-name="ACE-0x980bcd8"/>
        </table:table-row>
        <table:table-row table:style-name="AROW-0" table:number-rows-repeated="65534">
          <table:table-cell table:number-columns-repeated="256" table:style-name="ACE-0x980bcd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97d472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98527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9862b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9813090" style:display-name="Sheet1" style:page-layout-name="pl-0x97d47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8131e8" style:display-name="Sheet2" style:page-layout-name="pl-0x98527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813340" style:display-name="Sheet3" style:page-layout-name="pl-0x9862b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cky </dc:creator>
    <dc:date>2013-05-15T15:33:26Z</dc:date>
    <meta:creation-date>2013-05-04T18:07:25Z</meta:creation-date>
    <meta:editing-cycles>17</meta:editing-cycles>
    <meta:editing-duration>PT3H30M50S</meta:editing-duration>
    <meta:generator>gnumeric/1.10.17</meta:generator>
    <meta:initial-creator>jacky </meta:initial-creator>
  </office:meta>
</office:document-meta>
</file>